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7-15_07-48-16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8" office:value-type="string">
            <text:p>2023-07-15_01-38-10_000.jpg</text:p>
          </table:table-cell>
          <table:table-cell table:style-name="ce26" office:value-type="string">
            <text:p>:m :PHOTO 寝た時刻 / 2023 / オナニー、未了、duration=0時間ぐらい,other=この夜は、見ていない。インボイス関連の動画、見ていた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0時間ぐらい,other=この夜は、見ていない。インボイス関連の動画、見ていた。">
            <text:p>:m :PHOTO 寝た時刻 / 2023 / オナニー、未了、duration=0時間ぐらい,other=この夜は、見ていない。インボイス関連の動画、見ていた。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7-14_21-11-04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7-15_15-46-51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7-15_14-02-13_000.jpg</text:p>
          </table:table-cell>
          <table:table-cell table:style-name="ce26" office:value-type="string">
            <text:p>:PHOTO 記録 / @自室 / what=体温計：数値 / for=定点観測 / occasion=顔。火照り感、あり。location=,status=~,other= コロナ疑い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 / @自室 / what=体温計：数値 / for=定点観測 / occasion=顔。火照り感、あり。location=,status=~,other= コロナ疑い">
            <text:p>:PHOTO 記録 / @自室 / what=体温計：数値 / for=定点観測 / occasion=顔。火照り感、あり。location=,status=~,other= コロナ疑い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8" office:value-type="string">
            <text:p>2023-07-15_15-30-04_000.jpg</text:p>
          </table:table-cell>
          <table:table-cell table:style-name="ce26" office:value-type="string">
            <text:p>:PHOTO 記録 / @自室 / what=体温計：数値 / for=定点観測 / occasion=顔。火照り感、あり。location=,status=~,other= コロナ疑い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 / @自室 / what=体温計：数値 / for=定点観測 / occasion=顔。火照り感、あり。location=,status=~,other= コロナ疑い">
            <text:p>:PHOTO 記録 / @自室 / what=体温計：数値 / for=定点観測 / occasion=顔。火照り感、あり。location=,status=~,other= コロナ疑い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7" office:value-type="string">
            <text:p>2023-07-15_16-08-51_000.jpg</text:p>
          </table:table-cell>
          <table:table-cell table:style-name="ce26" office:value-type="string">
            <text:p>:PHOTO 記録 / @自室 / what=体温計：数値 / for=定点観測 / occasion=顔。火照り感、あり。location=,status=~,other= コロナ疑い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@自室 / what=体温計：数値 / for=定点観測 / occasion=顔。火照り感、あり。location=,status=~,other= コロナ疑い">
            <text:p>:PHOTO 記録 / @自室 / what=体温計：数値 / for=定点観測 / occasion=顔。火照り感、あり。location=,status=~,other= コロナ疑い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8" office:value-type="string">
            <text:p>2023-07-15_07-50-0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7-15_08-03-04_000.jpg</text:p>
          </table:table-cell>
          <table:table-cell table:style-name="ce26" office:value-type="string">
            <text:p>:m :th,mysl / topic=何故、生まれたのか？ / content=働くため。「働く」とは？,id=~,other=~ / lang=ja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:th,mysl / topic=何故、生まれたのか？ / content=働くため。「働く」とは？,id=~,other=~ / lang=ja">
            <text:p>:m :th,mysl / topic=何故、生まれたのか？ / content=働くため。「働く」とは？,id=~,other=~ / lang=ja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7-15_15-25-44_000.jpg</text:p>
          </table:table-cell>
          <table:table-cell table:style-name="ce26" office:value-type="string">
            <text:p>:m 1*2 RES / JVEMV6 64#309_relativity_special_einstein / 『相対性理論』 著者=アインシュタイン,校注=~,内山龍雄、訳、解説 / p.99 / w=エーテル；静止エーテル説；絶対速度；収縮仮説；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1*2 RES / JVEMV6 64#309_relativity_special_einstein / 『相対性理論』 著者=アインシュタイン,校注=~,内山龍雄、訳、解説 / p.99 / w=エーテル；静止エーテル説；絶対速度；収縮仮説；,topic=~,publisher=~,other=~">
            <text:p>:m 1*2 RES / JVEMV6 64#309_relativity_special_einstein / 『相対性理論』 著者=アインシュタイン,校注=~,内山龍雄、訳、解説 / p.99 / w=エーテル；静止エーテル説；絶対速度；収縮仮説；,topic=~,publisher=~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8">
            <text:p>8</text:p>
          </table:table-cell>
          <table:table-cell table:style-name="ce17" office:value-type="string">
            <text:p>2023-07-15_15-26-00_000.jpg</text:p>
          </table:table-cell>
          <table:table-cell table:style-name="ce26" office:value-type="string">
            <text:p>:m 2*2 RES / JVEMV6 64#309_relativity_special_einstein / 『相対性理論』 著者=アインシュタイン,校注=~,内山龍雄、訳、解説 / p.99 / w=ローレンツ変換；,topic=~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4];CONCATENATE([.C14];&quot; / &quot;;[.E12]))" office:value-type="float" office:value="0">
            <text:p>0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5">2023/07/15</text:date>, <text:time>17:54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15T17:54:12.03</dc:date>
    <dc:creator>岩淵 謙</dc:creator>
    <meta:editing-duration>P57DT15H26M40S</meta:editing-duration>
    <meta:editing-cycles>19128</meta:editing-cycles>
    <meta:document-statistic meta:table-count="2" meta:cell-count="921" meta:object-count="0"/>
    <meta:user-defined meta:name="qrichtext">1</meta:user-defined>
  </office:meta>
</office:document-meta>
</file>